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intony" svg:font-family="Sintony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917in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Sintony" fo:font-size="14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91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font-name="Sintony" fo:font-size="14.25pt" fo:letter-spacing="normal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.2083in" fo:margin-bottom="0.2083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draw:frame draw:style-name="fr1" draw:name="graphics1" text:anchor-type="as-char" svg:width="10.4272in" svg:height="1.3752in" draw:z-index="0"><draw:image xlink:href="https://techacademystorage.blob.core.windows.net/c-sharp-dot-net/bool_and_code_snippet_2.png" xlink:type="simple" xlink:show="embed" xlink:actuate="onLoad"/></draw:frame></text:p>
      <text:p text:style-name="Standard"/>
      <text:p text:style-name="Standard"/>
      <text:p text:style-name="P2">OR is represented by the || symbol, as follows:</text:p>
      <text:p text:style-name="P1"><draw:frame draw:style-name="fr2" draw:name="graphics2" text:anchor-type="as-char" svg:width="11.25in" svg:height="1.4563in" draw:z-index="1"><draw:image xlink:href="https://techacademystorage.blob.core.windows.net/c-sharp-dot-net/bool_or_code_snippet.png" xlink:type="simple" xlink:show="embed" xlink:actuate="onLoad"/></draw:frame></text:p>
      <text:p text:style-name="P3">The output is False.</text:p>
      <text:p text:style-name="Standard"/>
      <text:p text:style-name="Standard"/>
      <text:p text:style-name="Standard"/>
      <text:p text:style-name="Standard"><text:s/><text:span text:style-name="T1"><draw:frame draw:style-name="fr2" draw:name="graphics3" text:anchor-type="as-char" svg:width="11.25in" svg:height="1.4063in" draw:z-index="2"><draw:image xlink:href="https://techacademystorage.blob.core.windows.net/c-sharp-dot-net/bool_and_code_snippet.png" xlink:type="simple" xlink:show="embed" xlink:actuate="onLoad"/></draw:frame></text:span></text:p>
      <text:p text:style-name="P2">The output is False.</text:p>
      <text:p text:style-name="Standard"/>
      <text:p text:style-name="Standard"/>
      <text:p text:style-name="P1"><draw:frame draw:style-name="fr2" draw:name="graphics4" text:anchor-type="as-char" svg:width="11.25in" svg:height="0.3929in" draw:z-index="4"><draw:image xlink:href="https://techacademystorage.blob.core.windows.net/c-sharp-dot-net/bool_and_or_code_snippet.png" xlink:type="simple" xlink:show="embed" xlink:actuate="onLoad"/></draw:frame></text:p>
      <text:p text:style-name="P3">The output is True.</text:p>
      <text:p text:style-name="P3">For example:</text:p>
      <text:p text:style-name="P1"><text:soft-page-break/><draw:frame draw:style-name="fr2" draw:name="graphics5" text:anchor-type="as-char" svg:width="11.25in" svg:height="3.0819in" draw:z-index="3"><draw:image xlink:href="https://techacademystorage.blob.core.windows.net/c-sharp-dot-net/bool_and_or_code_snippet_2.png" xlink:type="simple" xlink:show="embed" xlink:actuate="onLoad"/></draw:frame></text:p>
      <text:p text:style-name="P3">The output is Fal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intony" svg:font-family="Sintony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sar Tapia</meta:initial-creator>
    <meta:creation-date>2021-11-30T17:28:53.41</meta:creation-date>
    <meta:document-statistic meta:table-count="0" meta:image-count="5" meta:object-count="0" meta:page-count="2" meta:paragraph-count="11" meta:word-count="27" meta:character-count="145"/>
    <dc:date>2021-11-30T17:34:33.87</dc:date>
    <dc:creator>Cesar Tapia</dc:creator>
    <meta:editing-duration>PT5M41S</meta:editing-duration>
    <meta:editing-cycles>1</meta:editing-cycles>
    <meta:generator>OpenOffice/4.1.11$Win32 OpenOffice.org_project/4111m1$Build-9808</meta:generator>
  </office:meta>
</office:document-meta>
</file>